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FindRowResults?language=Basic&amp;location=application" xlink:type="simple"/>
              </office:event-listeners>
            </form:button>
            <form:button form:name="TestsIsValueSet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IsValueSet?language=Basic&amp;location=application" xlink:type="simple"/>
              </office:event-listeners>
            </form:button>
            <form:button form:name="ClearIsValueSet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IsValueSet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3.5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4.5cm" draw:control="control4"/>
          <draw:control draw:z-index="4" draw:text-style-name="P1" svg:width="1.4cm" svg:height="0.8cm" svg:x="0.4cm" svg:y="5.7cm" draw:control="control5"/>
          <draw:control draw:z-index="5" draw:text-style-name="P1" svg:width="1.4cm" svg:height="0.8cm" svg:x="0.4cm" svg:y="6.7cm" draw:control="control6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table:number-columns-repeated="1019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All Tests</text:p>
          </table:table-cell>
          <table:table-cell table:style-name="ce23"/>
          <table:table-cell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FindRow</text:p>
          </table:table-cell>
          <table:table-cell table:style-name="ce23"/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sValueSet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29">
          <table:table-cell table:number-columns-repeated="1024"/>
        </table:table-row>
        <table:table-row table:style-name="ro2" table:number-rows-repeated="10">
          <table:table-cell table:number-columns-repeated="1024"/>
        </table:table-row>
        <table:table-row table:style-name="ro2" table:number-rows-repeated="104823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.00.0000</text:date>, <text:time style:data-style-name="N2" text:time-value="17:55:14.699240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1-23T20:46:37.623246332</dc:date>
    <dc:creator>Mikis Hofer</dc:creator>
    <meta:editing-duration>PT6H3M29S</meta:editing-duration>
    <meta:editing-cycles>46</meta:editing-cycles>
    <meta:generator>LibreOffice/7.0.4.2$Linux_X86_64 LibreOffice_project/00$Build-2</meta:generator>
    <meta:document-statistic meta:table-count="1" meta:cell-count="57" meta:object-count="6"/>
  </office:meta>
</office:document-meta>
</file>